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73.06mm"/>
    </style:style>
    <style:style style:name="co8" style:family="table-column">
      <style:table-column-properties fo:break-before="auto" style:column-width="24.85mm"/>
    </style:style>
    <style:style style:name="co9" style:family="table-column">
      <style:table-column-properties fo:break-before="auto" style:column-width="24.04mm"/>
    </style:style>
    <style:style style:name="co10" style:family="table-column">
      <style:table-column-properties fo:break-before="auto" style:column-width="102.41mm"/>
    </style:style>
    <style:style style:name="co11" style:family="table-column">
      <style:table-column-properties fo:break-before="auto" style:column-width="462.77mm"/>
    </style:style>
    <style:style style:name="co12" style:family="table-column">
      <style:table-column-properties fo:break-before="auto" style:column-width="125.62mm"/>
    </style:style>
    <style:style style:name="co13" style:family="table-column">
      <style:table-column-properties fo:break-before="auto" style:column-width="58.63mm"/>
    </style:style>
    <style:style style:name="co14" style:family="table-column">
      <style:table-column-properties fo:break-before="auto" style:column-width="25.4mm"/>
    </style:style>
    <style:style style:name="co15" style:family="table-column">
      <style:table-column-properties fo:break-before="auto" style:column-width="46.65mm"/>
    </style:style>
    <style:style style:name="co16" style:family="table-column">
      <style:table-column-properties fo:break-before="auto" style:column-width="44.2mm"/>
    </style:style>
    <style:style style:name="co17" style:family="table-column">
      <style:table-column-properties fo:break-before="auto" style:column-width="29.76mm"/>
    </style:style>
    <style:style style:name="co18" style:family="table-column">
      <style:table-column-properties fo:break-before="auto" style:column-width="43.66mm"/>
    </style:style>
    <style:style style:name="co19" style:family="table-column">
      <style:table-column-properties fo:break-before="auto" style:column-width="40.92mm"/>
    </style:style>
    <style:style style:name="co20" style:family="table-column">
      <style:table-column-properties fo:break-before="auto" style:column-width="40.38mm"/>
    </style:style>
    <style:style style:name="co21" style:family="table-column">
      <style:table-column-properties fo:break-before="auto" style:column-width="72.8mm"/>
    </style:style>
    <style:style style:name="co22" style:family="table-column">
      <style:table-column-properties fo:break-before="auto" style:column-width="33.85mm"/>
    </style:style>
    <style:style style:name="co23" style:family="table-column">
      <style:table-column-properties fo:break-before="auto" style:column-width="78.23mm"/>
    </style:style>
    <style:style style:name="co24" style:family="table-column">
      <style:table-column-properties fo:break-before="auto" style:column-width="30.85mm"/>
    </style:style>
    <style:style style:name="co25" style:family="table-column">
      <style:table-column-properties fo:break-before="auto" style:column-width="32.21mm"/>
    </style:style>
    <style:style style:name="co26" style:family="table-column">
      <style:table-column-properties fo:break-before="auto" style:column-width="36.85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LT</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C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3"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default-cell-style-name="Default"/>
        <table:table-row table:style-name="ro1">
          <table:table-cell/>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www.google.fr/url?sa=i&amp;source=imgres&amp;cd=&amp;cad=rja&amp;uact=8&amp;ved=2ahUKEwiI54mon4PfAhWQyIUKHbQWB1sQjRx6BAgBEAU&amp;url=http%3A%2F%2Fwww.allocine.fr%2Ffilm%2Ffichefilm_gen_cfilm%3D111968.html&amp;psig=AOvVaw32993hryEjPXXnKd_v21An&amp;ust=1543912207095028</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office:value-type="string" calcext:value-type="string">
            <text:p>http://www.allocine.fr/film/fichefilm-221387/photos/detail/?cmediafile=21137593</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table:number-columns-repeated="2"/>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text:p>
          </table:table-cell>
          <table:table-cell table:number-columns-repeated="2"/>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www.allocine.fr/film/fichefilm-134316/photos/detail/?cmediafile=19064391</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www.allocine.fr/film/fichefilm-132039/photos/detail/?cmediafile=19151192</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www.allocine.fr/film/fichefilm-39187/photos/detail/?cmediafile=18366630</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www.allocine.fr/film/fichefilm-116305/photos/detail/?cmediafile=19116952</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www.allocine.fr/film/fichefilm_gen_cfilm=130533.html</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www.allocine.fr/film/fichefilm_gen_cfilm=218265.html</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www.allocine.fr/film/fichefilm_gen_cfilm=191289.html</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09:15:38.227332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4T09:16:23.562704693</dc:date>
    <meta:editing-duration>PT1H34M21S</meta:editing-duration>
    <meta:editing-cycles>20</meta:editing-cycles>
    <meta:generator>LibreOffice/6.0.6.2$Linux_X86_64 LibreOffice_project/00m0$Build-2</meta:generator>
    <meta:document-statistic meta:table-count="11" meta:cell-count="1699" meta:object-count="0"/>
  </office:meta>
</office:document-meta>
</file>